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7" style:family="table-column">
      <style:table-column-properties fo:break-before="auto" style:column-width="3.789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7.94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HANGED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OS_X</text:p>
          </table:table-cell>
          <table:table-cell table:style-name="ce1" office:value-type="string" calcext:value-type="string">
            <text:p>POS_Y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DISTANCE_S1</text:p>
          </table:table-cell>
          <table:table-cell table:style-name="ce1" office:value-type="string" calcext:value-type="string">
            <text:p>DISTANCE_S2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5" office:value-type="string" calcext:value-type="string">
            <text:p>int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angle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office:value-type="string" calcext:value-type="string">
            <text:p>$timestamp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2-12-15T17:05:53.685123845</dc:date>
    <meta:editing-duration>PT16M47S</meta:editing-duration>
    <meta:editing-cycles>4</meta:editing-cycles>
    <meta:generator>LibreOffice/7.4.2.3$Linux_X86_64 LibreOffice_project/40$Build-3</meta:generator>
    <meta:document-statistic meta:table-count="2" meta:cell-count="41" meta:object-count="0"/>
  </office:meta>
</office:document-meta>
</file>